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8ac" officeooo:paragraph-rsid="000338ac"/>
    </style:style>
    <style:style style:name="P2" style:family="paragraph" style:parent-style-name="Standard">
      <style:text-properties officeooo:paragraph-rsid="000338ac"/>
    </style:style>
    <style:style style:name="P3" style:family="paragraph" style:parent-style-name="Standard">
      <style:text-properties officeooo:rsid="0001ac19" officeooo:paragraph-rsid="000338ac"/>
    </style:style>
    <style:style style:name="P4" style:family="paragraph" style:parent-style-name="Standard">
      <style:text-properties officeooo:rsid="0002133c" officeooo:paragraph-rsid="0002133c"/>
    </style:style>
    <style:style style:name="P5" style:family="paragraph" style:parent-style-name="Standard">
      <style:text-properties officeooo:paragraph-rsid="00103570"/>
    </style:style>
    <style:style style:name="P6" style:family="paragraph" style:parent-style-name="Standard" style:list-style-name="L1">
      <style:text-properties officeooo:rsid="0001ac19" officeooo:paragraph-rsid="000338ac"/>
    </style:style>
    <style:style style:name="P7" style:family="paragraph" style:parent-style-name="Standard" style:list-style-name="L1">
      <style:text-properties officeooo:rsid="000398cf" officeooo:paragraph-rsid="000398cf"/>
    </style:style>
    <style:style style:name="P8" style:family="paragraph" style:parent-style-name="Standard" style:list-style-name="L1">
      <style:text-properties officeooo:rsid="0003ed45" officeooo:paragraph-rsid="0003ed45"/>
    </style:style>
    <style:style style:name="P9" style:family="paragraph" style:parent-style-name="Standard" style:list-style-name="L1">
      <style:text-properties officeooo:rsid="0005c2d9" officeooo:paragraph-rsid="0005c2d9"/>
    </style:style>
    <style:style style:name="P10" style:family="paragraph" style:parent-style-name="Standard" style:list-style-name="L1">
      <style:text-properties officeooo:rsid="0007ce79" officeooo:paragraph-rsid="0007ce79"/>
    </style:style>
    <style:style style:name="P11" style:family="paragraph" style:parent-style-name="Standard" style:list-style-name="L1">
      <style:text-properties officeooo:rsid="000bec88" officeooo:paragraph-rsid="000bec88"/>
    </style:style>
    <style:style style:name="P12" style:family="paragraph" style:parent-style-name="Standard" style:list-style-name="L1">
      <style:text-properties officeooo:rsid="0009a343" officeooo:paragraph-rsid="0009a343"/>
    </style:style>
    <style:style style:name="P13" style:family="paragraph" style:parent-style-name="Standard" style:list-style-name="L1">
      <style:text-properties officeooo:rsid="000c8de2" officeooo:paragraph-rsid="000c8de2"/>
    </style:style>
    <style:style style:name="P14" style:family="paragraph" style:parent-style-name="Standard" style:list-style-name="L1">
      <style:text-properties officeooo:rsid="000d6d63" officeooo:paragraph-rsid="000d6d63"/>
    </style:style>
    <style:style style:name="P15" style:family="paragraph" style:parent-style-name="Standard" style:list-style-name="L1">
      <style:text-properties officeooo:rsid="000dc5db" officeooo:paragraph-rsid="000dc5db"/>
    </style:style>
    <style:style style:name="P16" style:family="paragraph" style:parent-style-name="Standard" style:list-style-name="L1">
      <style:text-properties officeooo:rsid="00103570" officeooo:paragraph-rsid="00103570"/>
    </style:style>
    <style:style style:name="P17" style:family="paragraph" style:parent-style-name="Standard">
      <style:text-properties officeooo:rsid="00103570" officeooo:paragraph-rsid="00103570"/>
    </style:style>
    <style:style style:name="P18" style:family="paragraph" style:parent-style-name="Standard" style:list-style-name="L2">
      <style:text-properties officeooo:paragraph-rsid="0010c022"/>
    </style:style>
    <style:style style:name="P19" style:family="paragraph" style:parent-style-name="Standard" style:list-style-name="L2">
      <style:text-properties officeooo:rsid="0010c022" officeooo:paragraph-rsid="0010c022"/>
    </style:style>
    <style:style style:name="P20" style:family="paragraph" style:parent-style-name="Standard" style:list-style-name="L1">
      <style:text-properties officeooo:rsid="0010c022" officeooo:paragraph-rsid="0010c022"/>
    </style:style>
    <style:style style:name="P21" style:family="paragraph" style:parent-style-name="Standard">
      <style:text-properties officeooo:rsid="0010c022" officeooo:paragraph-rsid="0010c022"/>
    </style:style>
    <style:style style:name="P22" style:family="paragraph" style:parent-style-name="Standard" style:list-style-name="L1">
      <style:text-properties officeooo:rsid="000338ac" officeooo:paragraph-rsid="000338ac"/>
    </style:style>
    <style:style style:name="P23" style:family="paragraph" style:parent-style-name="Standard">
      <style:text-properties officeooo:rsid="00127217" officeooo:paragraph-rsid="00127217"/>
    </style:style>
    <style:style style:name="P24" style:family="paragraph" style:parent-style-name="Standard">
      <style:text-properties officeooo:rsid="00127217" officeooo:paragraph-rsid="0017023f"/>
    </style:style>
    <style:style style:name="P25" style:family="paragraph" style:parent-style-name="Standard">
      <style:text-properties officeooo:rsid="00127217" officeooo:paragraph-rsid="0018d519"/>
    </style:style>
    <style:style style:name="P26" style:family="paragraph" style:parent-style-name="Standard">
      <style:text-properties officeooo:paragraph-rsid="000338ac"/>
    </style:style>
    <style:style style:name="P27" style:family="paragraph" style:parent-style-name="Standard">
      <style:text-properties officeooo:paragraph-rsid="00103570"/>
    </style:style>
    <style:style style:name="P28" style:family="paragraph" style:parent-style-name="Standard">
      <style:text-properties officeooo:rsid="0014dc20" officeooo:paragraph-rsid="0014dc20"/>
    </style:style>
    <style:style style:name="P29" style:family="paragraph" style:parent-style-name="Standard" style:list-style-name="L3">
      <style:text-properties officeooo:rsid="0014dc20" officeooo:paragraph-rsid="0014dc20"/>
    </style:style>
    <style:style style:name="P30" style:family="paragraph" style:parent-style-name="Standard" style:list-style-name="L3">
      <style:text-properties officeooo:rsid="0015d9fb" officeooo:paragraph-rsid="0015d9fb"/>
    </style:style>
    <style:style style:name="P31" style:family="paragraph" style:parent-style-name="Standard">
      <style:text-properties officeooo:rsid="0002133c" officeooo:paragraph-rsid="0002133c"/>
    </style:style>
    <style:style style:name="P32" style:family="paragraph" style:parent-style-name="Standard">
      <style:text-properties officeooo:rsid="0017023f" officeooo:paragraph-rsid="0017023f"/>
    </style:style>
    <style:style style:name="P33" style:family="paragraph" style:parent-style-name="Standard">
      <style:text-properties officeooo:rsid="0017023f" officeooo:paragraph-rsid="0018d519"/>
    </style:style>
    <style:style style:name="P34" style:family="paragraph" style:parent-style-name="Standard" style:list-style-name="L2">
      <style:text-properties officeooo:rsid="0017851c" officeooo:paragraph-rsid="0017851c"/>
    </style:style>
    <style:style style:name="P35" style:family="paragraph" style:parent-style-name="Standard">
      <style:text-properties officeooo:rsid="0018d519" officeooo:paragraph-rsid="0018d519"/>
    </style:style>
    <style:style style:name="T1" style:family="text">
      <style:text-properties officeooo:rsid="0010c022"/>
    </style:style>
    <style:style style:name="T2" style:family="text">
      <style:text-properties officeooo:rsid="00127217"/>
    </style:style>
    <style:style style:name="T3" style:family="text">
      <style:text-properties officeooo:rsid="0015d9fb"/>
    </style:style>
    <style:style style:name="T4" style:family="text">
      <style:text-properties officeooo:rsid="0017023f"/>
    </style:style>
    <style:style style:name="T5" style:family="text">
      <style:text-properties officeooo:rsid="0017851c"/>
    </style:style>
    <style:style style:name="T6" style:family="text">
      <style:text-properties officeooo:rsid="0018d519"/>
    </style:style>
    <style:style style:name="T7" style:family="text">
      <style:text-properties officeooo:rsid="0019a6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://www.polis.leeds.ac.uk/assets/files/students/student-journal/sum-13/130930-sum13-dixon.pdf</text:p>
      <text:list xml:id="list6072218009569111301" text:style-name="L1">
        <text:list-item>
          <text:p text:style-name="P6">humanitarian interventions in the international norm system</text:p>
        </text:list-item>
        <text:list-item>
          <text:p text:style-name="P6">compared to souvereignty, non-intervention, equality, respect</text:p>
        </text:list-item>
        <text:list-item>
          <text:p text:style-name="P7">Section 1: Rationalism vs Constructivism</text:p>
          <text:list>
            <text:list-item>
              <text:p text:style-name="P8">in rationalism, state behaviour is “self-help”</text:p>
            </text:list-item>
            <text:list-item>
              <text:p text:style-name="P9">rationalism doesnt provide an answer to why states engage in humanitarian interventions</text:p>
            </text:list-item>
            <text:list-item>
              <text:p text:style-name="P10">constructivism: identity is basis of interests</text:p>
            </text:list-item>
            <text:list-item>
              <text:p text:style-name="P10">ideas shared between actors are the basis of meaning</text:p>
            </text:list-item>
            <text:list-item>
              <text:p text:style-name="P11">legal != legitimate</text:p>
            </text:list-item>
            <text:list-item>
              <text:p text:style-name="P11">(17) legitimacy = space marked out by boundaries of legality, morality and consitutionality</text:p>
            </text:list-item>
            <text:list-item>
              <text:p text:style-name="P11">(17) power = material ability to achieve interests</text:p>
            </text:list-item>
            <text:list-item>
              <text:p text:style-name="P11">consensus required to reach tipping point – Netzwerkeffekte (ctrl-verlust)?</text:p>
            </text:list-item>
          </text:list>
        </text:list-item>
        <text:list-item>
          <text:p text:style-name="P12">Norm-Life-Cycle</text:p>
          <text:list>
            <text:list-item>
              <text:p text:style-name="P12">Emergence, Cascade, Internalization</text:p>
            </text:list-item>
          </text:list>
        </text:list-item>
        <text:list-item>
          <text:p text:style-name="P13">Section 2.2: Empirical (Kosovo)</text:p>
          <text:list>
            <text:list-item>
              <text:p text:style-name="P13">(29) humanitarian interventions cannot purely be understood by materialism</text:p>
            </text:list-item>
            <text:list-item>
              <text:p text:style-name="P14">(31) blurred line between foreign and international in New Labours discourse</text:p>
            </text:list-item>
            <text:list-item>
              <text:p text:style-name="P15">(33) by achieving majority consensus in NATO and UNSC humInterv → legitimate</text:p>
            </text:list-item>
          </text:list>
        </text:list-item>
        <text:list-item>
          <text:p text:style-name="P15">Section 3: Conclusion</text:p>
          <text:list>
            <text:list-item>
              <text:p text:style-name="P16">muh rationalism, constructivism wins</text:p>
            </text:list-item>
          </text:list>
        </text:list-item>
      </text:list>
      <text:p text:style-name="P5"/>
      <text:p text:style-name="P28">Institutionalismus</text:p>
      <text:list xml:id="list1395124528579115511" text:style-name="L3">
        <text:list-item>
          <text:p text:style-name="P29">(118) Institutionen haben eigenständige Bedeutung in der int. Politik</text:p>
        </text:list-item>
        <text:list-item>
          <text:p text:style-name="P30">(120) enger Begriff: Institutionen sind Ergebnis der Handlungen interessensgeleiteter sozialer Akteure, die Regeln und Normen erstellen, um sich Vorteile zu sichern.</text:p>
        </text:list-item>
      </text:list>
      <text:p text:style-name="P5"/>
      <text:p text:style-name="P21">Referat/<text:span text:style-name="T5">Kosovo War in Constructivist perspective</text:span></text:p>
      <text:list xml:id="list5073511218214141134" text:style-name="L2">
        <text:list-item>
          <text:p text:style-name="P34">Self-Help Systems reward competition instead of cooperation</text:p>
        </text:list-item>
        <text:list-item>
          <text:p text:style-name="P19">Liberal-konstruktivistisches Weltbild bereits im Westen angekommen</text:p>
        </text:list-item>
        <text:list-item>
          <text:p text:style-name="P19">Es werden trotzdem noch Entscheidungen aus realistischen Erwägungen getroffen</text:p>
          <text:list>
            <text:list-item>
              <text:p text:style-name="P19">unterschreibt Kosovo Vertrag aus Werten oder aus instrumentellen Normen heraus?</text:p>
            </text:list-item>
          </text:list>
        </text:list-item>
        <text:list-item>
          <text:p text:style-name="P19">Logik des “Friedens durch Institutionalisierung” muss gegen realistische Selbsthilfe verteidigt werden</text:p>
          <text:list>
            <text:list-item>
              <text:p text:style-name="P19">Staatliche Souveränität ist eine funktionierende Norm (sorgt für Frieden), wenn Völker sich mit Staaten identifizieren. Wenn Akteure unklar, stiftet sie keine Sicherheit.</text:p>
              <text:list>
                <text:list-item>
                  <text:p text:style-name="P18"><text:span text:style-name="T1">Wird sie hinterfragt oder treten nur neue Normen in den Vordergrund?</text:span></text:p>
                </text:list-item>
              </text:list>
            </text:list-item>
          </text:list>
        </text:list-item>
      </text:list>
      <text:p text:style-name="P2"/>
      <text:p text:style-name="P23">Identitäten und Rollen von Institutionen</text:p>
      <text:p text:style-name="P23">Humanitäre Intervention</text:p>
      <text:p text:style-name="P23">- Id.: Menschenrechte müssen um jeden Preis gewahrt werden</text:p>
      <text:p text:style-name="P23">- Rollen:</text:p>
      <text:p text:style-name="P23"><text:tab/>- sorgen für nur noch mehr Leid, schaffen unsichere Krisengebiete</text:p>
      <text:p text:style-name="P23"><text:tab/>- Menschenrechte werden inkonsequent umgesetzt</text:p>
      <text:p text:style-name="P23"><text:tab/>- Vorwand für Angriffskriege</text:p>
      <text:p text:style-name="P23"><text:tab/>- Ich kann mich nicht darauf verlassen, dass int. Gemeinschaft meine Rechte schützt</text:p>
      <text:p text:style-name="P23">Staatliche Souveränität</text:p>
      <text:p text:style-name="P2">- <text:span text:style-name="T2">Id.: Sicherheit kann nur durch ein Gewaltmonopol gewährleistet werden</text:span></text:p>
      <text:p text:style-name="P2">- <text:span text:style-name="T2">Ro.: Wenn es Akteure in einem Staat gibt, die sich nicht mit ihm identifizieren, ist ihre Autonomie bedroht</text:span></text:p>
      <text:p text:style-name="P2"><text:soft-page-break/></text:p>
      <text:p text:style-name="P1">Approaches <text:span text:style-name="T1">on human. Intervention</text:span></text:p>
      <text:list xml:id="list144551094207929" text:continue-list="list6072218009569111301" text:style-name="L1">
        <text:list-item>
          <text:p text:style-name="P6">seen as new colonialism? Attacks on non-western states are sold as attack on non-western people, feeding nationalism and anti-western ressentiments</text:p>
        </text:list-item>
        <text:list-item>
          <text:p text:style-name="P6">Comparing different narratives in different culture circles?</text:p>
        </text:list-item>
        <text:list-item>
          <text:p text:style-name="P22">When they are necessary post-auschwitz, why didnt they occur earlier?</text:p>
        </text:list-item>
        <text:list-item>
          <text:p text:style-name="P20">Wie "humanis." Interventionen akzeptabel wurden</text:p>
        </text:list-item>
        <text:list-item>
          <text:p text:style-name="P20">critical constructivism? betrachterabhängige Wahrheitsaussagen</text:p>
        </text:list-item>
        <text:list-item>
          <text:p text:style-name="P20">Reply-to? liberalism, marxism?</text:p>
        </text:list-item>
      </text:list>
      <text:p text:style-name="P4"/>
      <text:p text:style-name="P4"/>
      <text:p text:style-name="P17">1. reply to <text:span text:style-name="T2">liberalism, Institutionen sind im Wandel, teilen Normen, auf denen Handlungen beruhen</text:span></text:p>
      <text:p text:style-name="P17">- <text:span text:style-name="T3">statt Normen zu erstellen, um Interessen zu schützen, hat die NATO im Kosovo ihre Interessen einer geteilten Norm untergeordnet, die nur eine Weltsicht verteidigt, nicht Interessen</text:span></text:p>
      <text:p text:style-name="P17">- <text:span text:style-name="T4">Fragestellung: wieso emerged die Norm der humanitären Intervention in der NATO?</text:span></text:p>
      <text:p text:style-name="P17"><text:span text:style-name="T4">2.</text:span> <text:span text:style-name="T4">Was ist mit der staatlichen Souveränität passiert?</text:span></text:p>
      <text:p text:style-name="P23">- Normen bleiben aufrecht, wenn sie funktionieren, <text:span text:style-name="T4">Antworten auf die Welt bieten</text:span></text:p>
      <text:p text:style-name="P23"><text:span text:style-name="T4">2</text:span>.1 Norm-Life-Cycle <text:span text:style-name="T4">der staatlichen Souveränität</text:span></text:p>
      <text:p text:style-name="P23">- emerged nach 30jährige<text:span text:style-name="T7">m</text:span> Krieg</text:p>
      <text:p text:style-name="P23">- wurde mit Nationalstaaten adaptiert, als Völker sich in Nationen sammelten</text:p>
      <text:p text:style-name="P23">- Internalisierung ist in Institutionen wie UN abgeschlossen</text:p>
      <text:p text:style-name="P24"><text:span text:style-name="T4">2.2 Scheitern der Souveränität</text:span></text:p>
      <text:p text:style-name="P24"><text:span text:style-name="T4">- Staatliche Souveränität ist eine funktionierende Norm (sorgt für Frieden), wenn Völker sich mit Staaten identifizieren. Wenn Akteure unklar, stiftet sie keine Sicherheit.</text:span></text:p>
      <text:p text:style-name="P23"><text:span text:style-name="T1">- Wird sie hinterfragt oder treten nur neue Normen in den Vordergrund?</text:span></text:p>
      <text:p text:style-name="P23">3. Humanitäre Intervention als Norm im multilateralen Weltbild</text:p>
      <text:p text:style-name="P23">- <text:span text:style-name="T7">Welche Rolle spielt humanitäre Intervention im multilateralen Weltbild?</text:span></text:p>
      <text:p text:style-name="P32">3.1 <text:span text:style-name="T6">Grundlagen des multilateralen Weltbilds</text:span></text:p>
      <text:p text:style-name="P33">- <text:span text:style-name="T1">disclaimer: Akteure sind nicht einfach Staaten, sondern müssten ausdifferenziert werden</text:span></text:p>
      <text:p text:style-name="P33">- <text:span text:style-name="T6">Nach der Wende ist die Hauptbedrohung für die Sicherheit Terrorismus &amp; Bürgerkriege</text:span></text:p>
      <text:p text:style-name="P23">- <text:span text:style-name="T6">Gewaltmonopol von Staaten unzureichende Antwort auf diese Bedrohungen, Multilateralismus wird propagiert</text:span></text:p>
      <text:p text:style-name="P23">- <text:span text:style-name="T6">Kosovo ist Sonderfall, weil hier ethnische Säuberungen von Seiten eines zerfallenden Staates ein Sicherheitsproblem konstituieren</text:span></text:p>
      <text:p text:style-name="P23">- <text:span text:style-name="T6">dennoch trifft die multilaterale Norm, dass IOs eine Lösung dafür finden sollen auf Kosovo zu, um zwischen verschiedenen Akteuren zu vermitteln</text:span></text:p>
      <text:p text:style-name="P35">3.2 Bedingungen für funktionierende IOs</text:p>
      <text:p text:style-name="P25">- <text:span text:style-name="T5">Als Basis dafür sind geteile Werte (=Normen) notwendig, auf deren Basis Staaten zusammenarbeiten können, wie zB Menschenrechte, Marktwirtschaft, repräsentative Demokratie(?)</text:span></text:p>
      <text:p text:style-name="P25">- <text:span text:style-name="T5">NATO: Wenn die westlichen Normen, auf denen meine Identität beruht, aufrechterhalten werden sollen, müssen sie im int. System die Logik beeinflussen</text:span></text:p>
      <text:p text:style-name="P25">- <text:span text:style-name="T5">es muss zu einer verlässlichen Komponente in der Struktur des int. Systems werden, dass niemand Menschenrechte brechen darf</text:span></text:p>
      <text:p text:style-name="P25">- <text:span text:style-name="T6">Nur so können IOs in der int. Politik eine Rolle spielen und Sicherheit gewährleisten</text:span></text:p>
      <text:p text:style-name="P35">4. Ist dieses System etabliert?</text:p>
      <text:p text:style-name="P35">- Norm-Life-Cycle nicht abgeschlossen</text:p>
      <text:p text:style-name="P35">- für viele staatliche Akteure unattraktiv, weil Werte nicht geteilt werden können</text:p>
      <text:p text:style-name="P35">- Norm wird nicht verlässlich umgesetzt, <text:span text:style-name="T7">oft bleiben Menschenrechte ungeschützt oder werden sogar vom Westen missacht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7-18T12:17:40.427192432</meta:creation-date>
    <dc:date>2016-07-24T14:45:49.631428200</dc:date>
    <meta:editing-duration>PT48M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78" meta:word-count="767" meta:character-count="5607" meta:non-whitespace-character-count="4947"/>
  </office:meta>
</office:document-meta>
</file>